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ospace"/>
    <style:font-face style:name="Consolas1"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6.9375in" fo:margin-left="0in" table:align="left"/>
    </style:style>
    <style:style style:name="Table1.A" style:family="table-column">
      <style:table-column-properties style:column-width="6.9375in"/>
    </style:style>
    <style:style style:name="Table1.A1" style:family="table-cell">
      <style:table-cell-properties style:vertical-align="middle" fo:padding="0in" fo:border="none"/>
    </style:style>
    <style:style style:name="Table2" style:family="table">
      <style:table-properties style:width="6.8861in" table:align="left"/>
    </style:style>
    <style:style style:name="Table2.A" style:family="table-column">
      <style:table-column-properties style:column-width="6.8861in"/>
    </style:style>
    <style:style style:name="Table2.A1" style:family="table-cell">
      <style:table-cell-properties style:vertical-align="middle" fo:padding="0in" fo:border="none"/>
    </style:style>
    <style:style style:name="Table3" style:family="table">
      <style:table-properties style:width="6.9375in" fo:margin-left="0in" table:align="left"/>
    </style:style>
    <style:style style:name="Table3.A" style:family="table-column">
      <style:table-column-properties style:column-width="6.9375in"/>
    </style:style>
    <style:style style:name="Table3.A1" style:family="table-cell">
      <style:table-cell-properties style:vertical-align="middle" fo:padding="0in" fo:border="none"/>
    </style:style>
    <style:style style:name="Table4" style:family="table">
      <style:table-properties style:width="6.9375in" fo:margin-left="0in" table:align="left"/>
    </style:style>
    <style:style style:name="Table4.A" style:family="table-column">
      <style:table-column-properties style:column-width="6.9375in"/>
    </style:style>
    <style:style style:name="Table4.A1" style:family="table-cell">
      <style:table-cell-properties style:vertical-align="middle" fo:padding="0in" fo:border="none"/>
    </style:style>
    <style:style style:name="Table5" style:family="table">
      <style:table-properties style:width="6.8056in" table:align="left"/>
    </style:style>
    <style:style style:name="Table5.A" style:family="table-column">
      <style:table-column-properties style:column-width="6.8056in"/>
    </style:style>
    <style:style style:name="Table5.A1" style:family="table-cell">
      <style:table-cell-properties style:vertical-align="middle" fo:padding="0in" fo:border="none"/>
    </style:style>
    <style:style style:name="Table6" style:family="table">
      <style:table-properties style:width="6.5729in" table:align="left"/>
    </style:style>
    <style:style style:name="Table6.A" style:family="table-column">
      <style:table-column-properties style:column-width="6.5729in"/>
    </style:style>
    <style:style style:name="Table6.A1" style:family="table-cell">
      <style:table-cell-properties style:vertical-align="middle" fo:padding="0in" fo:border="none"/>
    </style:style>
    <style:style style:name="Table7" style:family="table">
      <style:table-properties style:width="6.7021in" table:align="left"/>
    </style:style>
    <style:style style:name="Table7.A" style:family="table-column">
      <style:table-column-properties style:column-width="6.7021in"/>
    </style:style>
    <style:style style:name="Table7.A1" style:family="table-cell">
      <style:table-cell-properties style:vertical-align="middle" fo:padding="0in" fo:border="none"/>
    </style:style>
    <style:style style:name="Table8" style:family="table">
      <style:table-properties style:width="6.9375in" fo:margin-left="0in" table:align="left"/>
    </style:style>
    <style:style style:name="Table8.A" style:family="table-column">
      <style:table-column-properties style:column-width="6.9375in"/>
    </style:style>
    <style:style style:name="Table8.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 fo:font-size="12pt" fo:font-style="normal" fo:font-weight="normal" loext:padding="0in" loext:border="none"/>
    </style:style>
    <style:style style:name="P3"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 fo:font-size="12pt" fo:font-style="normal" fo:font-weight="normal" loext:padding="0in" loext:border="none"/>
    </style:style>
    <style:style style:name="P4" style:family="paragraph" style:parent-style-name="Preformatted_20_Text">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5" style:family="paragraph" style:parent-style-name="Standard">
      <style:text-properties fo:font-variant="normal" fo:text-transform="none" fo:color="#273239" loext:opacity="100%" style:font-name="sofia-pro" fo:font-size="24pt" fo:letter-spacing="normal" fo:font-style="normal" fo:font-weight="normal"/>
    </style:style>
    <style:style style:name="P6"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7"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8"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loext:padding="0in" loext:border="none"/>
    </style:style>
    <style:style style:name="P9"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loext:padding="0in" loext:border="none"/>
    </style:style>
    <style:style style:name="P10"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loext:padding="0in" loext:border="none"/>
    </style:style>
    <style:style style:name="P11" style:family="paragraph" style:parent-style-name="Text_20_body" style:list-style-name="L7">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2" style:family="paragraph" style:parent-style-name="Text_20_body" style:list-style-name="L8">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3" style:family="paragraph" style:parent-style-name="Text_20_body" style:list-style-name="L9">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4" style:family="paragraph" style:parent-style-name="Text_20_body" style:list-style-name="L10">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5" style:family="paragraph" style:parent-style-name="Text_20_body" style:list-style-name="L11">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6" style:family="paragraph" style:parent-style-name="Text_20_body" style:list-style-name="L12">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7" style:family="paragraph" style:parent-style-name="Text_20_body" style:list-style-name="L13">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8" style:family="paragraph" style:parent-style-name="Text_20_body" style:list-style-name="L14">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9"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20"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fo:font-size="12.75pt" loext:padding="0in" loext:border="none"/>
    </style:style>
    <style:style style:name="P21"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2" style:family="paragraph" style:parent-style-name="Text_20_body">
      <style:paragraph-properties fo:margin-left="0in" fo:margin-right="0in" fo:margin-top="0.4165in" fo:margin-bottom="0in" style:contextual-spacing="false" fo:line-height="167%" fo:text-align="start" style:justify-single-word="false" fo:orphans="2" fo:widows="2" fo:text-indent="0in" style:auto-text-indent="false"/>
      <style:text-properties loext:padding="0in" loext:border="none"/>
    </style:style>
    <style:style style:name="P23"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loext:padding="0in" loext:border="none"/>
    </style:style>
    <style:style style:name="P24"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style:style>
    <style:style style:name="P26"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27"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28"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29"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0"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73239" loext:opacity="100%" style:font-name="sofia-pro" fo:font-size="11.25pt" fo:letter-spacing="normal" fo:font-style="normal" fo:font-weight="normal" loext:padding="0in" loext:border="none"/>
    </style:style>
    <style:style style:name="T2" style:family="text">
      <style:text-properties fo:font-variant="normal" fo:text-transform="none" fo:color="#273239" loext:opacity="100%"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loext:opacity="100%" style:font-name="var font-din" fo:font-size="12.75pt" fo:font-style="normal" fo:font-weight="normal" loext:padding="0in" loext:border="none"/>
    </style:style>
    <style:style style:name="T4"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5"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6" style:family="text">
      <style:text-properties fo:font-variant="normal" fo:text-transform="none" fo:color="#273239" loext:opacity="100%" style:font-name="var font-din" fo:font-size="12.75pt" fo:font-style="italic" fo:font-weight="normal" loext:padding="0in" loext:border="none"/>
    </style:style>
    <style:style style:name="T7" style:family="text">
      <style:text-properties fo:font-variant="normal" fo:text-transform="none" fo:color="#273239" loext:opacity="100%" style:font-name="Consolas" fo:font-size="12pt" fo:font-style="normal" fo:font-weight="normal" loext:padding="0in" loext:border="none"/>
    </style:style>
    <style:style style:name="T8" style:family="text">
      <style:text-properties fo:font-variant="normal" fo:text-transform="none" fo:color="#273239" loext:opacity="100%" fo:font-size="12.75pt" loext:padding="0in" loext:border="none"/>
    </style:style>
    <style:style style:name="T9"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10" style:family="text">
      <style:text-properties fo:font-variant="normal" fo:text-transform="none" fo:color="#008200" loext:opacity="100%" style:font-name="Consolas1" fo:font-size="11pt" fo:font-style="normal" fo:font-weight="normal" fo:background-color="#ffffff" loext:char-shading-value="0" loext:padding="0in" loext:border="none"/>
    </style:style>
    <style:style style:name="T11" style:family="text">
      <style:text-properties fo:font-variant="normal" fo:text-transform="none" fo:background-color="#ffffff" loext:char-shading-value="0" loext:padding="0in" loext:border="none"/>
    </style:style>
    <style:style style:name="T12" style:family="text">
      <style:text-properties fo:font-variant="normal" fo:text-transform="none" fo:color="#006699" loext:opacity="100%" style:font-name="Consolas1" fo:font-size="11pt" fo:font-style="normal" fo:font-weight="bold" fo:background-color="#ffffff" loext:char-shading-value="0" loext:padding="0in" loext:border="none"/>
    </style:style>
    <style:style style:name="T13" style:family="text">
      <style:text-properties fo:font-variant="normal" fo:text-transform="none" style:font-name="Consolas1" fo:font-size="12.5pt" fo:font-style="normal" fo:font-weight="normal" fo:background-color="#ffffff" loext:char-shading-value="0" loext:padding="0in" loext:border="none"/>
    </style:style>
    <style:style style:name="T14" style:family="text">
      <style:text-properties fo:font-variant="normal" fo:text-transform="none" style:font-name="Consolas1" fo:font-size="12.5pt" fo:font-style="normal" fo:font-weight="normal" style:font-name-asian="Consolas1" style:font-size-asian="12.5pt" style:font-style-asian="normal" style:font-weight-asian="normal" style:font-name-complex="Consolas1" style:font-size-complex="12.5pt" style:font-style-complex="normal" style:font-weight-complex="normal"/>
    </style:style>
    <style:style style:name="T15" style:family="text">
      <style:text-properties fo:font-variant="normal" fo:text-transform="none" fo:color="#000000" loext:opacity="100%" style:font-name="Consolas1" fo:font-size="11pt" fo:font-style="normal" fo:font-weight="normal" fo:background-color="#ffffff" loext:char-shading-value="0" loext:padding="0in" loext:border="none"/>
    </style:style>
    <style:style style:name="T16" style:family="text">
      <style:text-properties fo:font-variant="normal" fo:text-transform="none" fo:color="#009900" loext:opacity="100%" style:font-name="Consolas1" fo:font-size="11pt" fo:font-style="normal" fo:font-weight="normal" fo:background-color="#ffffff" loext:char-shading-value="0" loext:padding="0in" loext:border="none"/>
    </style:style>
    <style:style style:name="T17" style:family="text">
      <style:text-properties fo:font-variant="normal" fo:text-transform="none" fo:color="#0000ff" loext:opacity="100%" style:font-name="Consolas1" fo:font-size="11pt" fo:font-style="normal" fo:font-weight="normal" fo:background-color="#ffffff" loext:char-shading-value="0" loext:padding="0in" loext:border="none"/>
    </style:style>
    <style:style style:name="T18" style:family="text">
      <style:text-properties fo:font-variant="normal" fo:text-transform="none" fo:color="#808080" loext:opacity="100%" style:font-name="Consolas1" fo:font-size="11pt" fo:font-style="normal" fo:font-weight="normal" fo:background-color="#ffffff" loext:char-shading-value="0" loext:padding="0in" loext:border="none"/>
    </style:style>
    <style:style style:name="T19" style:family="text">
      <style:text-properties fo:font-size="12.75pt" style:font-size-asian="12.75pt" style:font-size-complex="12.75pt" loext:padding="0in" loext: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8 Predicate with Examples</text:h>
      <text:p text:style-name="P5"/>
      <text:list xml:id="list4014918406" text:style-name="L1">
        <text:list-item>
          <text:p text:style-name="P21"><text:span text:style-name="T1">Difficulty Level : </text:span><text:a xlink:type="simple" xlink:href="https://www.geeksforgeeks.org/medium/" text:style-name="Internet_20_link" text:visited-style-name="Visited_20_Internet_20_Link"><text:span text:style-name="T2">Medium</text:span></text:a></text:p>
        </text:list-item>
        <text:list-item>
          <text:p text:style-name="P7">Last Updated : 30 Nov, 2021</text:p>
        </text:list-item>
      </text:list>
      <text:p text:style-name="P24"><text:span text:style-name="T3">A </text:span><text:a xlink:type="simple" xlink:href="https://www.geeksforgeeks.org/functional-interfaces-java/" text:style-name="Internet_20_link" text:visited-style-name="Visited_20_Internet_20_Link"><text:span text:style-name="T5">Functional Interface</text:span></text:a><text:span text:style-name="T3"> is an Interface which allows only one Abstract method within the Interface scope. There are some predefined functional interface in Java like Predicate, consumer, supplier etc. The return type of a Lambda function (introduced in JDK 1.8) is a also functional interface.<text:line-break/>The Functional Interface </text:span><text:span text:style-name="Strong_20_Emphasis"><text:span text:style-name="T3">PREDICATE</text:span></text:span><text:span text:style-name="T3"> is defined in the </text:span><text:span text:style-name="T6">java.util.function package</text:span><text:span text:style-name="T3">. It improves manageability of code, helps in unit-testing them separately, and contain some methods like: <text:line-break/> </text:span></text:p>
      <text:list xml:id="list552687465" text:style-name="L2">
        <text:list-item>
          <text:p text:style-name="P26"><text:span text:style-name="Strong_20_Emphasis"><text:span text:style-name="T3">isEqual(Object targetRef) : </text:span></text:span><text:span text:style-name="T3">Returns a predicate that tests if two arguments are equal according to Objects.equals(Object, Object). <text:line-break/> </text:span></text:p>
        </text:list-item>
      </text:list>
      <text:p text:style-name="P4"><text:span text:style-name="Strong_20_Emphasis"><text:span text:style-name="T7">static <text:s/>Predicate isEqual(Object targetRef)</text:span></text:span></text:p>
      <text:p text:style-name="P2">Returns a predicate that tests if two arguments are </text:p>
      <text:p text:style-name="P2">equal according to Objects.equals(Object, Object).</text:p>
      <text:p text:style-name="P4"><text:span text:style-name="Strong_20_Emphasis"><text:span text:style-name="T7">T :</text:span></text:span><text:span text:style-name="T7"> the type of arguments to the predicate</text:span></text:p>
      <text:p text:style-name="P4"><text:span text:style-name="Strong_20_Emphasis"><text:span text:style-name="T7">Parameters:</text:span></text:span></text:p>
      <text:p text:style-name="P4"><text:span text:style-name="Strong_20_Emphasis"><text:span text:style-name="T7">targetRef :</text:span></text:span><text:span text:style-name="T7"> the object reference with which to </text:span></text:p>
      <text:p text:style-name="P2">compare for equality, which may be null</text:p>
      <text:p text:style-name="P4"><text:span text:style-name="Strong_20_Emphasis"><text:span text:style-name="T7">Returns:</text:span></text:span><text:span text:style-name="T7"> a predicate that tests if two arguments </text:span></text:p>
      <text:p text:style-name="P2">are equal according to Objects.equals(Object, Object)</text:p>
      <text:list xml:id="list3273218147" text:style-name="L3">
        <text:list-item>
          <text:p text:style-name="P27"><text:span text:style-name="Strong_20_Emphasis"><text:span text:style-name="T3">and(Predicate other) : </text:span></text:span><text:span text:style-name="T3">Returns a composed predicate that represents a short-circuiting logical AND of this predicate and another.</text:span></text:p>
        </text:list-item>
      </text:list>
      <text:p text:style-name="P4"><text:span text:style-name="Strong_20_Emphasis"><text:span text:style-name="T7">default Predicate and(Predicate other)</text:span></text:span></text:p>
      <text:p text:style-name="P2"><text:soft-page-break/>Returns a composed predicate that represents a </text:p>
      <text:p text:style-name="P2">short-circuiting logical AND of this predicate and another.</text:p>
      <text:p text:style-name="P4"><text:span text:style-name="Strong_20_Emphasis"><text:span text:style-name="T7">Parameters:</text:span></text:span></text:p>
      <text:p text:style-name="P2">other: a predicate that will be logically-ANDed with this predicate</text:p>
      <text:p text:style-name="P2">Returns : a composed predicate that represents the short-circuiting </text:p>
      <text:p text:style-name="P2">logical AND of this predicate and the other predicate</text:p>
      <text:p text:style-name="P2">Throws: NullPointerException - if other is null</text:p>
      <text:list xml:id="list1841181123" text:style-name="L4">
        <text:list-item>
          <text:p text:style-name="P9"> </text:p>
        </text:list-item>
        <text:list-item>
          <text:p text:style-name="P28"><text:span text:style-name="Strong_20_Emphasis"><text:span text:style-name="T3">negate() :</text:span></text:span><text:span text:style-name="T3"> Returns a predicate that represents the logical negation of this predicate. <text:line-break/> </text:span></text:p>
        </text:list-item>
      </text:list>
      <text:p text:style-name="P4"><text:span text:style-name="Strong_20_Emphasis"><text:span text:style-name="T7">default Predicate negate()</text:span></text:span></text:p>
      <text:p text:style-name="P2">Returns:a predicate that represents the logical </text:p>
      <text:p text:style-name="P2">negation of this predicate</text:p>
      <text:list xml:id="list106748482" text:style-name="L5">
        <text:list-item>
          <text:p text:style-name="P29"><text:span text:style-name="Strong_20_Emphasis"><text:span text:style-name="T3">or(Predicate other) :</text:span></text:span><text:span text:style-name="T3"> Returns a composed predicate that represents a short-circuiting logical OR of this predicate and another. <text:line-break/> </text:span></text:p>
        </text:list-item>
      </text:list>
      <text:p text:style-name="P4"><text:span text:style-name="Strong_20_Emphasis"><text:span text:style-name="T7">default Predicate or(Predicate other)</text:span></text:span></text:p>
      <text:p text:style-name="P2">Parameters:</text:p>
      <text:p text:style-name="P2">other : a predicate that will be logically-ORed with this predicate</text:p>
      <text:p text:style-name="P2">Returns:</text:p>
      <text:p text:style-name="P2">a composed predicate that represents the short-circuiting </text:p>
      <text:p text:style-name="P2">logical OR of this predicate and the other predicate</text:p>
      <text:p text:style-name="P2">Throws : NullPointerException - if other is null</text:p>
      <text:list xml:id="list4260675815" text:style-name="L6">
        <text:list-item>
          <text:p text:style-name="P10"><text:soft-page-break/> </text:p>
        </text:list-item>
        <text:list-item>
          <text:p text:style-name="P30"><text:span text:style-name="Strong_20_Emphasis"><text:span text:style-name="T3">test(T t) :</text:span></text:span><text:span text:style-name="T3"> Evaluates this predicate on the given argument.boolean test(T t) <text:line-break/> </text:span></text:p>
        </text:list-item>
      </text:list>
      <text:p text:style-name="P4"><text:span text:style-name="Strong_20_Emphasis"><text:span text:style-name="T7">test(T t) </text:span></text:span></text:p>
      <text:p text:style-name="P2">Parameters:</text:p>
      <text:p text:style-name="P2">t - the input argument</text:p>
      <text:p text:style-name="P2">Returns:</text:p>
      <text:p text:style-name="P2">true if the input argument matches the predicate, otherwise false</text:p>
      <text:p text:style-name="P8"> </text:p>
      <text:p text:style-name="P24"><text:span text:style-name="T4">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9">Java Foundation</text:span></text:span></text:a><text:span text:style-name="T4"> and Collections concepts with the </text:span><text:a xlink:type="simple" xlink:href="https://practice.geeksforgeeks.org/courses/Java-Collections?vC=1" text:style-name="Internet_20_link" text:visited-style-name="Visited_20_Internet_20_Link"><text:span text:style-name="Strong_20_Emphasis"><text:span text:style-name="T9">Fundamentals of Java and Java Collections Course</text:span></text:span></text:a><text:span text:style-name="T4">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9">Complete Interview Preparation Course</text:span></text:span></text:a><text:span text:style-name="Strong_20_Emphasis"><text:span text:style-name="T4">.</text:span></text:span></text:p>
      <text:p text:style-name="P24"><text:span text:style-name="Strong_20_Emphasis"><text:span text:style-name="T3">Examples</text:span></text:span></text:p>
      <text:p text:style-name="P24"><text:span text:style-name="Strong_20_Emphasis"><text:span text:style-name="T3">Example 1: Simple Predicate</text:span></text:span><text:span text:style-name="T3"> <text:line-break/></text:span></text:p>
      <text:list xml:id="list2874453632" text:style-name="L7">
        <text:list-item>
          <text:p text:style-name="P11"><text:bookmark text:name="tablist1-tab1"/>java</text:p>
        </text:list-item>
      </text:list>
      <text:section text:style-name="Sect1" text:name="tablist1-panel1">
        <text:p text:style-name="P25"><text:bookmark text:name="copy-code-button"/><text:bookmark text:name="run-and-edit-button"/><text:bookmark text:name="run-code-button"/></text:p>
        <text:section text:style-name="Sect2" text:name="highlighter_606477">
          <table:table table:name="Table1" table:style-name="Table1">
            <table:table-column table:style-name="Table1.A"/>
            <table:table-row table:style-name="TableLine1862187590768">
              <table:table-cell table:style-name="Table1.A1" office:value-type="string">
                <text:p text:style-name="P6"><text:span text:style-name="Source_20_Text"><text:span text:style-name="T10">// Java program to illustrate Simple Predicate</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public</text:span></text:span><text:span text:style-name="T13"> </text:span><text:span text:style-name="Source_20_Text"><text:span text:style-name="T12">class</text:span></text:span><text:span text:style-name="T13"> </text:span><text:span text:style-name="Source_20_Text"><text:span text:style-name="T15">PredicateInterfaceExample1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0">// Creating predicate</text:span></text:span></text:p>
                <text:p text:style-name="P6"><text:span text:style-name="Source_20_Text"><text:span text:style-name="T11">        </text:span></text:span><text:span text:style-name="Source_20_Text"><text:span text:style-name="T15">Predicate&lt;Integer&gt; lesserthan = i -&gt; (i &lt; </text:span></text:span><text:span text:style-name="Source_20_Text"><text:span text:style-name="T16">18</text:span></text:span><text:span text:style-name="Source_20_Text"><text:span text:style-name="T15">); </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Calling Predicate method</text:span></text:span></text:p>
                <text:p text:style-name="P6"><text:soft-page-break/><text:span text:style-name="Source_20_Text"><text:span text:style-name="T11">        </text:span></text:span><text:span text:style-name="Source_20_Text"><text:span text:style-name="T15">System.out.println(lesserthan.test(</text:span></text:span><text:span text:style-name="Source_20_Text"><text:span text:style-name="T16">10</text:span></text:span><text:span text:style-name="Source_20_Text"><text:span text:style-name="T15">)); </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True</text:p>
      <text:p text:style-name="P24"><text:span text:style-name="Strong_20_Emphasis"><text:span text:style-name="T3">Example 2: Predicate Chaining</text:span></text:span><text:span text:style-name="T3"> <text:line-break/> </text:span></text:p>
      <text:list xml:id="list2545065452" text:style-name="L8">
        <text:list-item>
          <text:p text:style-name="P12"><text:bookmark text:name="tablist2-tab1"/>java</text:p>
        </text:list-item>
      </text:list>
      <text:section text:style-name="Sect1" text:name="tablist2-panel1">
        <text:p text:style-name="P25"><text:bookmark text:name="copy-code-button1"/><text:bookmark text:name="run-and-edit-button1"/><text:bookmark text:name="run-code-button1"/></text:p>
        <text:section text:style-name="Sect2" text:name="highlighter_470871">
          <table:table table:name="Table2" table:style-name="Table2">
            <table:table-column table:style-name="Table2.A"/>
            <table:table-row table:style-name="TableLine1862187593216">
              <table:table-cell table:style-name="Table2.A1" office:value-type="string">
                <text:p text:style-name="P6"><text:span text:style-name="Source_20_Text"><text:span text:style-name="T10">// Java program to illustrate Predicate Chaining</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public</text:span></text:span><text:span text:style-name="T13"> </text:span><text:span text:style-name="Source_20_Text"><text:span text:style-name="T12">class</text:span></text:span><text:span text:style-name="T13"> </text:span><text:span text:style-name="Source_20_Text"><text:span text:style-name="T15">PredicateInterfaceExample2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icate&lt;Integer&gt; greaterThanTen = (i) -&gt; i &gt; </text:span></text:span><text:span text:style-name="Source_20_Text"><text:span text:style-name="T16">10</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Creating predicate</text:span></text:span></text:p>
                <text:p text:style-name="P6"><text:span text:style-name="Source_20_Text"><text:span text:style-name="T11">        </text:span></text:span><text:span text:style-name="Source_20_Text"><text:span text:style-name="T15">Predicate&lt;Integer&gt; lowerThanTwenty = (i) -&gt; i &lt; </text:span></text:span><text:span text:style-name="Source_20_Text"><text:span text:style-name="T16">20</text:span></text:span><text:span text:style-name="Source_20_Text"><text:span text:style-name="T15">; </text:span></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result = greaterThanTen.and(lowerThanTwenty).test(</text:span></text:span><text:span text:style-name="Source_20_Text"><text:span text:style-name="T16">15</text:span></text:span><text:span text:style-name="Source_20_Text"><text:span text:style-name="T15">);</text:span></text:span></text:p>
                <text:p text:style-name="P6"><text:span text:style-name="Source_20_Text"><text:span text:style-name="T11">        </text:span></text:span><text:span text:style-name="Source_20_Text"><text:span text:style-name="T15">System.out.println(result);</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Calling Predicate method</text:span></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result2 = greaterThanTen.and(lowerThanTwenty).negate().test(</text:span></text:span><text:span text:style-name="Source_20_Text"><text:span text:style-name="T16">15</text:span></text:span><text:span text:style-name="Source_20_Text"><text:span text:style-name="T15">);</text:span></text:span></text:p>
                <text:p text:style-name="P6"><text:span text:style-name="Source_20_Text"><text:span text:style-name="T11">        </text:span></text:span><text:span text:style-name="Source_20_Text"><text:span text:style-name="T15">System.out.println(result2);</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True</text:p>
      <text:p text:style-name="P2">False</text:p>
      <text:p text:style-name="P24"><text:soft-page-break/><text:span text:style-name="Strong_20_Emphasis"><text:span text:style-name="T3">Example 3: Predicate in to Function</text:span></text:span><text:span text:style-name="T3"> <text:line-break/> </text:span></text:p>
      <text:list xml:id="list3194389205" text:style-name="L9">
        <text:list-item>
          <text:p text:style-name="P13"><text:bookmark text:name="tablist3-tab1"/>java</text:p>
        </text:list-item>
      </text:list>
      <text:section text:style-name="Sect1" text:name="tablist3-panel1">
        <text:p text:style-name="P25"><text:bookmark text:name="copy-code-button2"/><text:bookmark text:name="run-and-edit-button2"/><text:bookmark text:name="run-code-button2"/></text:p>
        <text:section text:style-name="Sect2" text:name="highlighter_922309">
          <table:table table:name="Table3" table:style-name="Table3">
            <table:table-column table:style-name="Table3.A"/>
            <table:table-row table:style-name="TableLine1862187743088">
              <table:table-cell table:style-name="Table3.A1" office:value-type="string">
                <text:p text:style-name="P6"><text:span text:style-name="Source_20_Text"><text:span text:style-name="T10">// Java program to illustrate </text:span></text:span></text:p>
                <text:p text:style-name="P6"><text:span text:style-name="Source_20_Text"><text:span text:style-name="T10">// passing Predicate into function</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class</text:span></text:span><text:span text:style-name="T13"> </text:span><text:span text:style-name="Source_20_Text"><text:span text:style-name="T15">PredicateInterfaceExample3 {</text:span></text:span></text:p>
                <text:p text:style-name="P6"><text:span text:style-name="Source_20_Text"><text:span text:style-name="T11">    </text:span></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pred(</text:span></text:span><text:span text:style-name="Source_20_Text"><text:span text:style-name="T12">int</text:span></text:span><text:span text:style-name="T13"> </text:span><text:span text:style-name="Source_20_Text"><text:span text:style-name="T15">number, Predicate&lt;Integer&gt; predicat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if</text:span></text:span><text:span text:style-name="T13"> </text:span><text:span text:style-name="Source_20_Text"><text:span text:style-name="T15">(predicate.test(number)) {</text:span></text:span></text:p>
                <text:p text:style-name="P6"><text:span text:style-name="Source_20_Text"><text:span text:style-name="T11">            </text:span></text:span><text:span text:style-name="Source_20_Text"><text:span text:style-name="T15">System.out.println(</text:span></text:span><text:span text:style-name="Source_20_Text"><text:span text:style-name="T17">"Number "</text:span></text:span><text:span text:style-name="T13"> </text:span><text:span text:style-name="Source_20_Text"><text:span text:style-name="T15">+ number);</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text:span></text:span><text:span text:style-name="Source_20_Text"><text:span text:style-name="T16">10</text:span></text:span><text:span text:style-name="Source_20_Text"><text:span text:style-name="T15">, (i) -&gt; i &gt; </text:span></text:span><text:span text:style-name="Source_20_Text"><text:span text:style-name="T16">7</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Number 10</text:p>
      <text:p text:style-name="P24"><text:span text:style-name="Strong_20_Emphasis"><text:span text:style-name="T3">Example 4: Predicate OR</text:span></text:span><text:span text:style-name="T3"> <text:line-break/> </text:span></text:p>
      <text:list xml:id="list2718239433" text:style-name="L10">
        <text:list-item>
          <text:p text:style-name="P14"><text:bookmark text:name="tablist4-tab1"/>java</text:p>
        </text:list-item>
      </text:list>
      <text:section text:style-name="Sect1" text:name="tablist4-panel1">
        <text:p text:style-name="P25"><text:bookmark text:name="copy-code-button3"/><text:bookmark text:name="run-and-edit-button3"/><text:bookmark text:name="run-code-button3"/></text:p>
        <text:section text:style-name="Sect2" text:name="highlighter_243935">
          <table:table table:name="Table4" table:style-name="Table4">
            <table:table-column table:style-name="Table4.A"/>
            <table:table-row table:style-name="TableLine1862187740096">
              <table:table-cell table:style-name="Table4.A1" office:value-type="string">
                <text:p text:style-name="P6"><text:span text:style-name="Source_20_Text"><text:span text:style-name="T10">// Java program to illustrate OR Predicate</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class</text:span></text:span><text:span text:style-name="T13"> </text:span><text:span text:style-name="Source_20_Text"><text:span text:style-name="T15">PredicateInterfaceExample4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5">Predicate&lt;String&gt; hasLengthOf10 = </text:span></text:span><text:span text:style-name="Source_20_Text"><text:span text:style-name="T12">new</text:span></text:span><text:span text:style-name="T13"> </text:span><text:span text:style-name="Source_20_Text"><text:span text:style-name="T15">Predicate&lt;String&gt;() {</text:span></text:span></text:p>
                <text:p text:style-name="P6"><text:span text:style-name="Source_20_Text"><text:span text:style-name="T11">        </text:span></text:span><text:span text:style-name="Source_20_Text"><text:span text:style-name="T18">@Override</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boolean</text:span></text:span><text:span text:style-name="T13"> </text:span><text:span text:style-name="Source_20_Text"><text:span text:style-name="T15">test(String t)</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5">t.length() &gt; </text:span></text:span><text:span text:style-name="Source_20_Text"><text:span text:style-name="T16">10</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oft-page-break/><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predicate_or()</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5">Predicate&lt;String&gt; containsLetterA = p -&gt; p.contains(</text:span></text:span><text:span text:style-name="Source_20_Text"><text:span text:style-name="T17">"A"</text:span></text:span><text:span text:style-name="Source_20_Text"><text:span text:style-name="T15">);</text:span></text:span></text:p>
                <text:p text:style-name="P6"><text:span text:style-name="Source_20_Text"><text:span text:style-name="T11">        </text:span></text:span><text:span text:style-name="Source_20_Text"><text:span text:style-name="T15">String containsA = </text:span></text:span><text:span text:style-name="Source_20_Text"><text:span text:style-name="T17">"And"</text:span></text:span><text:span text:style-name="Source_20_Text"><text:span text:style-name="T15">;</text:span></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outcome = hasLengthOf10.or(containsLetterA).test(containsA);</text:span></text:span></text:p>
                <text:p text:style-name="P6"><text:span text:style-name="Source_20_Text"><text:span text:style-name="T11">        </text:span></text:span><text:span text:style-name="Source_20_Text"><text:span text:style-name="T15">System.out.println(outcom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icate_or();</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True</text:p>
      <text:p text:style-name="P24"><text:span text:style-name="Strong_20_Emphasis"><text:span text:style-name="T3">Example 5: Predicate AND</text:span></text:span><text:span text:style-name="T3"> <text:line-break/></text:span></text:p>
      <text:list xml:id="list2656564569" text:style-name="L11">
        <text:list-item>
          <text:p text:style-name="P15"><text:bookmark text:name="tablist5-tab1"/>java</text:p>
        </text:list-item>
      </text:list>
      <text:section text:style-name="Sect1" text:name="tablist5-panel1">
        <text:p text:style-name="P25"><text:bookmark text:name="copy-code-button4"/><text:bookmark text:name="run-and-edit-button4"/><text:bookmark text:name="run-code-button4"/></text:p>
        <text:section text:style-name="Sect2" text:name="highlighter_613617">
          <table:table table:name="Table5" table:style-name="Table5">
            <table:table-column table:style-name="Table5.A"/>
            <table:table-row table:style-name="TableLine1862187739008">
              <table:table-cell table:style-name="Table5.A1" office:value-type="string">
                <text:p text:style-name="P6"><text:span text:style-name="Source_20_Text"><text:span text:style-name="T10">// Java program to illustrate AND Predicate</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import</text:span></text:span><text:span text:style-name="T13"> </text:span><text:span text:style-name="Source_20_Text"><text:span text:style-name="T15">java.util.Objects;</text:span></text:span></text:p>
                <text:p text:style-name="P6"><text:span text:style-name="Source_20_Text"><text:span text:style-name="T11"> </text:span></text:span><text:span text:style-name="T11"> </text:span></text:p>
                <text:p text:style-name="P6"><text:span text:style-name="Source_20_Text"><text:span text:style-name="T12">class</text:span></text:span><text:span text:style-name="T13"> </text:span><text:span text:style-name="Source_20_Text"><text:span text:style-name="T15">PredicateInterfaceExample5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5">Predicate&lt;String&gt; hasLengthOf10 = </text:span></text:span><text:span text:style-name="Source_20_Text"><text:span text:style-name="T12">new</text:span></text:span><text:span text:style-name="T13"> </text:span><text:span text:style-name="Source_20_Text"><text:span text:style-name="T15">Predicate&lt;String&gt;() {</text:span></text:span></text:p>
                <text:p text:style-name="P6"><text:span text:style-name="Source_20_Text"><text:span text:style-name="T11">        </text:span></text:span><text:span text:style-name="Source_20_Text"><text:span text:style-name="T18">@Override</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boolean</text:span></text:span><text:span text:style-name="T13"> </text:span><text:span text:style-name="Source_20_Text"><text:span text:style-name="T15">test(String t)</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5">t.length() &gt; </text:span></text:span><text:span text:style-name="Source_20_Text"><text:span text:style-name="T16">10</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predicate_and()</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icate&lt;String&gt; nonNullPredicate = Objects::nonNull;</text:span></text:span></text:p>
                <text:p text:style-name="P6"><text:span text:style-name="Source_20_Text"><text:span text:style-name="T11"> </text:span></text:span><text:span text:style-name="T11"> </text:span></text:p>
                <text:p text:style-name="P6"><text:soft-page-break/><text:span text:style-name="Source_20_Text"><text:span text:style-name="T11">        </text:span></text:span><text:span text:style-name="Source_20_Text"><text:span text:style-name="T15">String nullString = </text:span></text:span><text:span text:style-name="Source_20_Text"><text:span text:style-name="T12">null</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outcome = nonNullPredicate.and(hasLengthOf10).test(nullString);</text:span></text:span></text:p>
                <text:p text:style-name="P6"><text:span text:style-name="Source_20_Text"><text:span text:style-name="T11">        </text:span></text:span><text:span text:style-name="Source_20_Text"><text:span text:style-name="T15">System.out.println(outcome);</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5">String lengthGTThan10 = </text:span></text:span><text:span text:style-name="Source_20_Text"><text:span text:style-name="T17">"Welcome to the machine"</text:span></text:span><text:span text:style-name="Source_20_Text"><text:span text:style-name="T15">;</text:span></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outcome2 = nonNullPredicate.and(hasLengthOf10).</text:span></text:span></text:p>
                <text:p text:style-name="P6"><text:span text:style-name="Source_20_Text"><text:span text:style-name="T11">        </text:span></text:span><text:span text:style-name="Source_20_Text"><text:span text:style-name="T15">test(lengthGTThan10);</text:span></text:span></text:p>
                <text:p text:style-name="P6"><text:span text:style-name="Source_20_Text"><text:span text:style-name="T11">        </text:span></text:span><text:span text:style-name="Source_20_Text"><text:span text:style-name="T15">System.out.println(outcome2);</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icate_and();</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False</text:p>
      <text:p text:style-name="P2">True</text:p>
      <text:p text:style-name="P24"><text:span text:style-name="Strong_20_Emphasis"><text:span text:style-name="T3">Example 6: Predicate negate()</text:span></text:span><text:span text:style-name="T3"> <text:line-break/> </text:span></text:p>
      <text:list xml:id="list1436434066" text:style-name="L12">
        <text:list-item>
          <text:p text:style-name="P16"><text:bookmark text:name="tablist6-tab1"/>java</text:p>
        </text:list-item>
      </text:list>
      <text:section text:style-name="Sect1" text:name="tablist6-panel1">
        <text:p text:style-name="P25"><text:bookmark text:name="copy-code-button5"/><text:bookmark text:name="run-and-edit-button5"/><text:bookmark text:name="run-code-button5"/></text:p>
        <text:section text:style-name="Sect2" text:name="highlighter_628002">
          <table:table table:name="Table6" table:style-name="Table6">
            <table:table-column table:style-name="Table6.A"/>
            <table:table-row table:style-name="TableLine1862187746896">
              <table:table-cell table:style-name="Table6.A1" office:value-type="string">
                <text:p text:style-name="P6"><text:span text:style-name="Source_20_Text"><text:span text:style-name="T10">// Java program to illustrate </text:span></text:span></text:p>
                <text:p text:style-name="P6"><text:span text:style-name="Source_20_Text"><text:span text:style-name="T10">// negate Predicate</text:span></text:span></text:p>
                <text:p text:style-name="P6"><text:span text:style-name="Source_20_Text"><text:span text:style-name="T11"> </text:span></text:span><text:span text:style-name="T11"> </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class</text:span></text:span><text:span text:style-name="T13"> </text:span><text:span text:style-name="Source_20_Text"><text:span text:style-name="T15">PredicateInterfaceExample6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5">Predicate&lt;String&gt; hasLengthOf10 = </text:span></text:span><text:span text:style-name="Source_20_Text"><text:span text:style-name="T12">new</text:span></text:span><text:span text:style-name="T13"> </text:span><text:span text:style-name="Source_20_Text"><text:span text:style-name="T15">Predicate&lt;String&gt;() {</text:span></text:span></text:p>
                <text:p text:style-name="P6"><text:span text:style-name="Source_20_Text"><text:span text:style-name="T11">        </text:span></text:span><text:span text:style-name="Source_20_Text"><text:span text:style-name="T18">@Override</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boolean</text:span></text:span><text:span text:style-name="T13"> </text:span><text:span text:style-name="Source_20_Text"><text:span text:style-name="T15">test(String t)</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5">t.length() &gt; </text:span></text:span><text:span text:style-name="Source_20_Text"><text:span text:style-name="T16">10</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predicate_negate()</text:span></text:span></text:p>
                <text:p text:style-name="P6"><text:span text:style-name="Source_20_Text"><text:span text:style-name="T11">    </text:span></text:span><text:span text:style-name="Source_20_Text"><text:span text:style-name="T15">{</text:span></text:span></text:p>
                <text:p text:style-name="P6"><text:soft-page-break/><text:span text:style-name="Source_20_Text"><text:span text:style-name="T11"> </text:span></text:span><text:span text:style-name="T11"> </text:span></text:p>
                <text:p text:style-name="P6"><text:span text:style-name="Source_20_Text"><text:span text:style-name="T11">        </text:span></text:span><text:span text:style-name="Source_20_Text"><text:span text:style-name="T15">String lengthGTThan10 = </text:span></text:span><text:span text:style-name="Source_20_Text"><text:span text:style-name="T17">"Thunderstruck is a 2012 children's "</text:span></text:span></text:p>
                <text:p text:style-name="P6"><text:span text:style-name="Source_20_Text"><text:span text:style-name="T11">                                </text:span></text:span><text:span text:style-name="Source_20_Text"><text:span text:style-name="T15">+ </text:span></text:span><text:span text:style-name="Source_20_Text"><text:span text:style-name="T17">"film starring Kevin Durant"</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boolean</text:span></text:span><text:span text:style-name="T13"> </text:span><text:span text:style-name="Source_20_Text"><text:span text:style-name="T15">outcome = hasLengthOf10.negate().test(lengthGTThan10);</text:span></text:span></text:p>
                <text:p text:style-name="P6"><text:span text:style-name="Source_20_Text"><text:span text:style-name="T11">        </text:span></text:span><text:span text:style-name="Source_20_Text"><text:span text:style-name="T15">System.out.println(outcom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predicate_negat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False</text:p>
      <text:p text:style-name="P24"><text:span text:style-name="Strong_20_Emphasis"><text:span text:style-name="T3">Example 7: Predicate in Collection</text:span></text:span><text:span text:style-name="T3"> <text:line-break/> </text:span></text:p>
      <text:list xml:id="list3179535208" text:style-name="L13">
        <text:list-item>
          <text:p text:style-name="P17"><text:bookmark text:name="tablist7-tab1"/>Java</text:p>
        </text:list-item>
      </text:list>
      <text:section text:style-name="Sect1" text:name="tablist7-panel1">
        <text:p text:style-name="P25"><text:bookmark text:name="copy-code-button6"/><text:bookmark text:name="run-and-edit-button6"/><text:bookmark text:name="run-code-button6"/></text:p>
        <text:section text:style-name="Sect2" text:name="highlighter_913264">
          <table:table table:name="Table7" table:style-name="Table7">
            <table:table-column table:style-name="Table7.A"/>
            <table:table-row table:style-name="TableLine1862187747712">
              <table:table-cell table:style-name="Table7.A1" office:value-type="string">
                <text:p text:style-name="P6"><text:span text:style-name="Source_20_Text"><text:span text:style-name="T10">// Java program to demonstrate working of predicates</text:span></text:span></text:p>
                <text:p text:style-name="P6"><text:span text:style-name="Source_20_Text"><text:span text:style-name="T10">// on collection. The program finds all admins in an</text:span></text:span></text:p>
                <text:p text:style-name="P6"><text:span text:style-name="Source_20_Text"><text:span text:style-name="T10">// arrayList of users.</text:span></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import</text:span></text:span><text:span text:style-name="T13"> </text:span><text:span text:style-name="Source_20_Text"><text:span text:style-name="T15">java.util.*;</text:span></text:span></text:p>
                <text:p text:style-name="P6"><text:span text:style-name="Source_20_Text"><text:span text:style-name="T12">class</text:span></text:span><text:span text:style-name="T13"> </text:span><text:span text:style-name="Source_20_Text"><text:span text:style-name="T15">User</text:span></text:span></text:p>
                <text:p text:style-name="P6"><text:span text:style-name="Source_20_Text"><text:span text:style-name="T15">{</text:span></text:span></text:p>
                <text:p text:style-name="P6"><text:span text:style-name="Source_20_Text"><text:span text:style-name="T11">    </text:span></text:span><text:span text:style-name="Source_20_Text"><text:span text:style-name="T15">String name, role;</text:span></text:span></text:p>
                <text:p text:style-name="P6"><text:span text:style-name="Source_20_Text"><text:span text:style-name="T11">    </text:span></text:span><text:span text:style-name="Source_20_Text"><text:span text:style-name="T15">User(String a, String b) {</text:span></text:span></text:p>
                <text:p text:style-name="P6"><text:span text:style-name="Source_20_Text"><text:span text:style-name="T11">        </text:span></text:span><text:span text:style-name="Source_20_Text"><text:span text:style-name="T15">name = a;</text:span></text:span></text:p>
                <text:p text:style-name="P6"><text:span text:style-name="Source_20_Text"><text:span text:style-name="T11">        </text:span></text:span><text:span text:style-name="Source_20_Text"><text:span text:style-name="T15">role = b;</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String getRole() { </text:span></text:span><text:span text:style-name="Source_20_Text"><text:span text:style-name="T12">return</text:span></text:span><text:span text:style-name="T13"> </text:span><text:span text:style-name="Source_20_Text"><text:span text:style-name="T15">role; }</text:span></text:span></text:p>
                <text:p text:style-name="P6"><text:span text:style-name="Source_20_Text"><text:span text:style-name="T11">    </text:span></text:span><text:span text:style-name="Source_20_Text"><text:span text:style-name="T15">String getName() { </text:span></text:span><text:span text:style-name="Source_20_Text"><text:span text:style-name="T12">return</text:span></text:span><text:span text:style-name="T13"> </text:span><text:span text:style-name="Source_20_Text"><text:span text:style-name="T15">name; }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5">String toString() {</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7">"User Name : "</text:span></text:span><text:span text:style-name="T13"> </text:span><text:span text:style-name="Source_20_Text"><text:span text:style-name="T15">+ name + </text:span></text:span><text:span text:style-name="Source_20_Text"><text:span text:style-name="T17">", Role :"</text:span></text:span><text:span text:style-name="T13"> </text:span><text:span text:style-name="Source_20_Text"><text:span text:style-name="T15">+ rol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      </text:span></text:span></text:p>
                <text:p text:style-name="P6"><text:span text:style-name="Source_20_Text"><text:span text:style-name="T11">        </text:span></text:span><text:span text:style-name="Source_20_Text"><text:span text:style-name="T15">List&lt;User&gt; users = </text:span></text:span><text:span text:style-name="Source_20_Text"><text:span text:style-name="T12">new</text:span></text:span><text:span text:style-name="T13"> </text:span><text:span text:style-name="Source_20_Text"><text:span text:style-name="T15">ArrayList&lt;User&gt;();</text:span></text:span></text:p>
                <text:p text:style-name="P6"><text:soft-page-break/><text:span text:style-name="Source_20_Text"><text:span text:style-name="T11">        </text:span></text:span><text:span text:style-name="Source_20_Text"><text:span text:style-name="T15">users.add(</text:span></text:span><text:span text:style-name="Source_20_Text"><text:span text:style-name="T12">new</text:span></text:span><text:span text:style-name="T13"> </text:span><text:span text:style-name="Source_20_Text"><text:span text:style-name="T15">User(</text:span></text:span><text:span text:style-name="Source_20_Text"><text:span text:style-name="T17">"John"</text:span></text:span><text:span text:style-name="Source_20_Text"><text:span text:style-name="T15">, </text:span></text:span><text:span text:style-name="Source_20_Text"><text:span text:style-name="T17">"admin"</text:span></text:span><text:span text:style-name="Source_20_Text"><text:span text:style-name="T15">));</text:span></text:span></text:p>
                <text:p text:style-name="P6"><text:span text:style-name="Source_20_Text"><text:span text:style-name="T11">        </text:span></text:span><text:span text:style-name="Source_20_Text"><text:span text:style-name="T15">users.add(</text:span></text:span><text:span text:style-name="Source_20_Text"><text:span text:style-name="T12">new</text:span></text:span><text:span text:style-name="T13"> </text:span><text:span text:style-name="Source_20_Text"><text:span text:style-name="T15">User(</text:span></text:span><text:span text:style-name="Source_20_Text"><text:span text:style-name="T17">"Peter"</text:span></text:span><text:span text:style-name="Source_20_Text"><text:span text:style-name="T15">, </text:span></text:span><text:span text:style-name="Source_20_Text"><text:span text:style-name="T17">"member"</text:span></text:span><text:span text:style-name="Source_20_Text"><text:span text:style-name="T15">));</text:span></text:span></text:p>
                <text:p text:style-name="P6"><text:span text:style-name="Source_20_Text"><text:span text:style-name="T11">        </text:span></text:span><text:span text:style-name="Source_20_Text"><text:span text:style-name="T15">List admins = process(users, (User u) -&gt; u.getRole().equals(</text:span></text:span><text:span text:style-name="Source_20_Text"><text:span text:style-name="T17">"admin"</text:span></text:span><text:span text:style-name="Source_20_Text"><text:span text:style-name="T15">));</text:span></text:span></text:p>
                <text:p text:style-name="P6"><text:span text:style-name="Source_20_Text"><text:span text:style-name="T11">        </text:span></text:span><text:span text:style-name="Source_20_Text"><text:span text:style-name="T15">System.out.println(admin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5">List&lt;User&gt; process(List&lt;User&gt; users, </text:span></text:span></text:p>
                <text:p text:style-name="P6"><text:span text:style-name="Source_20_Text"><text:span text:style-name="T11">                            </text:span></text:span><text:span text:style-name="Source_20_Text"><text:span text:style-name="T15">Predicate&lt;User&gt; predicat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List&lt;User&gt; result = </text:span></text:span><text:span text:style-name="Source_20_Text"><text:span text:style-name="T12">new</text:span></text:span><text:span text:style-name="T13"> </text:span><text:span text:style-name="Source_20_Text"><text:span text:style-name="T15">ArrayList&lt;User&gt;();</text:span></text:span></text:p>
                <text:p text:style-name="P6"><text:span text:style-name="Source_20_Text"><text:span text:style-name="T11">        </text:span></text:span><text:span text:style-name="Source_20_Text"><text:span text:style-name="T12">for</text:span></text:span><text:span text:style-name="T13"> </text:span><text:span text:style-name="Source_20_Text"><text:span text:style-name="T15">(User user: users)        </text:span></text:span></text:p>
                <text:p text:style-name="P6"><text:span text:style-name="Source_20_Text"><text:span text:style-name="T11">            </text:span></text:span><text:span text:style-name="Source_20_Text"><text:span text:style-name="T12">if</text:span></text:span><text:span text:style-name="T13"> </text:span><text:span text:style-name="Source_20_Text"><text:span text:style-name="T15">(predicate.test(user))            </text:span></text:span></text:p>
                <text:p text:style-name="P6"><text:span text:style-name="Source_20_Text"><text:span text:style-name="T11">                </text:span></text:span><text:span text:style-name="Source_20_Text"><text:span text:style-name="T15">result.add(user);</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5">result;</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0">Output: <text:line-break/> </text:p>
      <text:p text:style-name="P3">[User Name : John, Role :admin]</text:p>
      <text:p text:style-name="P24"><text:span text:style-name="T3">The same functionality can also be achieved by using </text:span><text:a xlink:type="simple" xlink:href="https://www.geeksforgeeks.org/stream-in-java/" text:style-name="Internet_20_link" text:visited-style-name="Visited_20_Internet_20_Link"><text:span text:style-name="T5">Stream API</text:span></text:a><text:span text:style-name="T3"> <text:line-break/>and </text:span><text:a xlink:type="simple" xlink:href="https://www.geeksforgeeks.org/lambda-expressions-java-8/#targetText=lambda%20expressions%20are%20added%20in,object%20and%20executed%20on%20demand." text:style-name="Internet_20_link" text:visited-style-name="Visited_20_Internet_20_Link"><text:span text:style-name="T5">lambda functions</text:span></text:a><text:span text:style-name="T3"> offered since JDK 1.8 on top of the Collections API. <text:line-break/>The </text:span><text:span text:style-name="Strong_20_Emphasis"><text:span text:style-name="T3">Stream API</text:span></text:span><text:span text:style-name="T3"> allows “streaming” of collections for dynamic processing. Streams allow concurrent and parallel computation on data (using internal iterations), to support database-like operations such as grouping and filtering the data (similar to GROUP BY and WHERE clause in SQL). This allows the developers to focus on “what data is needed” instead of “how data is needed” since streaming hides the details of the implementation and provides the result. This is done by providing predicates as inputs to functions operating at runtime upon the streams of collections. In the following example, we illustrate how Stream API can be used along with predicates to filter the collections of data as achieved in Example 7.<text:line-break/> </text:span></text:p>
      <text:list xml:id="list300912858" text:style-name="L14">
        <text:list-item>
          <text:p text:style-name="P18"><text:bookmark text:name="tablist8-tab1"/><text:soft-page-break/>Java</text:p>
        </text:list-item>
      </text:list>
      <text:section text:style-name="Sect1" text:name="tablist8-panel1">
        <text:p text:style-name="P25"><text:bookmark text:name="copy-code-button7"/><text:bookmark text:name="run-and-edit-button7"/><text:bookmark text:name="run-code-button7"/></text:p>
        <text:section text:style-name="Sect2" text:name="highlighter_147513">
          <table:table table:name="Table8" table:style-name="Table8">
            <table:table-column table:style-name="Table8.A"/>
            <table:table-row table:style-name="TableLine1862187743904">
              <table:table-cell table:style-name="Table8.A1" office:value-type="string">
                <text:p text:style-name="P6"><text:span text:style-name="Source_20_Text"><text:span text:style-name="T10">// Java program to demonstrate working of predicates</text:span></text:span></text:p>
                <text:p text:style-name="P6"><text:span text:style-name="Source_20_Text"><text:span text:style-name="T10">// on collection. The program finds all admins in an</text:span></text:span></text:p>
                <text:p text:style-name="P6"><text:span text:style-name="Source_20_Text"><text:span text:style-name="T10">// arrayList of users.</text:span></text:span></text:p>
                <text:p text:style-name="P6"><text:span text:style-name="Source_20_Text"><text:span text:style-name="T12">import</text:span></text:span><text:span text:style-name="T13"> </text:span><text:span text:style-name="Source_20_Text"><text:span text:style-name="T15">java.util.function.Predicate;</text:span></text:span></text:p>
                <text:p text:style-name="P6"><text:span text:style-name="Source_20_Text"><text:span text:style-name="T12">import</text:span></text:span><text:span text:style-name="T13"> </text:span><text:span text:style-name="Source_20_Text"><text:span text:style-name="T15">java.util.*;</text:span></text:span></text:p>
                <text:p text:style-name="P6"><text:span text:style-name="Source_20_Text"><text:span text:style-name="T12">import</text:span></text:span><text:span text:style-name="T13"> </text:span><text:span text:style-name="Source_20_Text"><text:span text:style-name="T15">java.util.stream.Collectors;</text:span></text:span></text:p>
                <text:p text:style-name="P6"><text:span text:style-name="Source_20_Text"><text:span text:style-name="T12">import</text:span></text:span><text:span text:style-name="T13"> </text:span><text:span text:style-name="Source_20_Text"><text:span text:style-name="T15">java.util.stream.Stream;</text:span></text:span></text:p>
                <text:p text:style-name="P6"><text:span text:style-name="Source_20_Text"><text:span text:style-name="T11"> </text:span></text:span><text:span text:style-name="T11"> </text:span></text:p>
                <text:p text:style-name="P6"><text:span text:style-name="Source_20_Text"><text:span text:style-name="T12">class</text:span></text:span><text:span text:style-name="T13"> </text:span><text:span text:style-name="Source_20_Text"><text:span text:style-name="T15">User</text:span></text:span></text:p>
                <text:p text:style-name="P6"><text:span text:style-name="Source_20_Text"><text:span text:style-name="T15">{</text:span></text:span></text:p>
                <text:p text:style-name="P6"><text:span text:style-name="Source_20_Text"><text:span text:style-name="T11">    </text:span></text:span><text:span text:style-name="Source_20_Text"><text:span text:style-name="T15">String name, role;</text:span></text:span></text:p>
                <text:p text:style-name="P6"><text:span text:style-name="Source_20_Text"><text:span text:style-name="T11">    </text:span></text:span><text:span text:style-name="Source_20_Text"><text:span text:style-name="T15">User(String a, String b) {</text:span></text:span></text:p>
                <text:p text:style-name="P6"><text:span text:style-name="Source_20_Text"><text:span text:style-name="T11">        </text:span></text:span><text:span text:style-name="Source_20_Text"><text:span text:style-name="T15">name = a;</text:span></text:span></text:p>
                <text:p text:style-name="P6"><text:span text:style-name="Source_20_Text"><text:span text:style-name="T11">        </text:span></text:span><text:span text:style-name="Source_20_Text"><text:span text:style-name="T15">role = b;</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Source_20_Text"><text:span text:style-name="T15">String getRole() { </text:span></text:span><text:span text:style-name="Source_20_Text"><text:span text:style-name="T12">return</text:span></text:span><text:span text:style-name="T13"> </text:span><text:span text:style-name="Source_20_Text"><text:span text:style-name="T15">role; }</text:span></text:span></text:p>
                <text:p text:style-name="P6"><text:span text:style-name="Source_20_Text"><text:span text:style-name="T11">    </text:span></text:span><text:span text:style-name="Source_20_Text"><text:span text:style-name="T15">String getName() { </text:span></text:span><text:span text:style-name="Source_20_Text"><text:span text:style-name="T12">return</text:span></text:span><text:span text:style-name="T13"> </text:span><text:span text:style-name="Source_20_Text"><text:span text:style-name="T15">name; } </text:span></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5">String toString() {</text:span></text:span></text:p>
                <text:p text:style-name="P6"><text:span text:style-name="Source_20_Text"><text:span text:style-name="T11">    </text:span></text:span><text:span text:style-name="Source_20_Text"><text:span text:style-name="T12">return</text:span></text:span><text:span text:style-name="T13"> </text:span><text:span text:style-name="Source_20_Text"><text:span text:style-name="T17">"User Name : "</text:span></text:span><text:span text:style-name="T13"> </text:span><text:span text:style-name="Source_20_Text"><text:span text:style-name="T15">+ name + ",</text:span></text:span></text:p>
                <text:p text:style-name="P6"><text:span text:style-name="Source_20_Text"><text:span text:style-name="T11">    </text:span></text:span><text:span text:style-name="Source_20_Text"><text:span text:style-name="T15">Role :" + role;</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2">public</text:span></text:span><text:span text:style-name="T13"> </text:span><text:span text:style-name="Source_20_Text"><text:span text:style-name="T12">static</text:span></text:span><text:span text:style-name="T13"> </text:span><text:span text:style-name="Source_20_Text"><text:span text:style-name="T12">void</text:span></text:span><text:span text:style-name="T13"> </text:span><text:span text:style-name="Source_20_Text"><text:span text:style-name="T15">main(String args[])</text:span></text:span></text:p>
                <text:p text:style-name="P6"><text:span text:style-name="Source_20_Text"><text:span text:style-name="T11">    </text:span></text:span><text:span text:style-name="Source_20_Text"><text:span text:style-name="T15">{ </text:span></text:span></text:p>
                <text:p text:style-name="P6"><text:span text:style-name="Source_20_Text"><text:span text:style-name="T11">        </text:span></text:span><text:span text:style-name="Source_20_Text"><text:span text:style-name="T15">List&lt;User&gt; users = </text:span></text:span></text:p>
                <text:p text:style-name="P6"><text:span text:style-name="Source_20_Text"><text:span text:style-name="T11">            </text:span></text:span><text:span text:style-name="Source_20_Text"><text:span text:style-name="T12">new</text:span></text:span><text:span text:style-name="T13"> </text:span><text:span text:style-name="Source_20_Text"><text:span text:style-name="T15">ArrayList&lt;User&gt;();</text:span></text:span></text:p>
                <text:p text:style-name="P6"><text:span text:style-name="Source_20_Text"><text:span text:style-name="T11">        </text:span></text:span><text:span text:style-name="Source_20_Text"><text:span text:style-name="T15">users.add(</text:span></text:span><text:span text:style-name="Source_20_Text"><text:span text:style-name="T12">new</text:span></text:span><text:span text:style-name="T13"> </text:span><text:span text:style-name="Source_20_Text"><text:span text:style-name="T15">User(</text:span></text:span><text:span text:style-name="Source_20_Text"><text:span text:style-name="T17">"John"</text:span></text:span><text:span text:style-name="Source_20_Text"><text:span text:style-name="T15">, </text:span></text:span><text:span text:style-name="Source_20_Text"><text:span text:style-name="T17">"admin"</text:span></text:span><text:span text:style-name="Source_20_Text"><text:span text:style-name="T15">));</text:span></text:span></text:p>
                <text:p text:style-name="P6"><text:span text:style-name="Source_20_Text"><text:span text:style-name="T11">        </text:span></text:span><text:span text:style-name="Source_20_Text"><text:span text:style-name="T15">users.add(</text:span></text:span><text:span text:style-name="Source_20_Text"><text:span text:style-name="T12">new</text:span></text:span><text:span text:style-name="T13"> </text:span><text:span text:style-name="Source_20_Text"><text:span text:style-name="T15">User(</text:span></text:span><text:span text:style-name="Source_20_Text"><text:span text:style-name="T17">"Peter"</text:span></text:span><text:span text:style-name="Source_20_Text"><text:span text:style-name="T15">, </text:span></text:span><text:span text:style-name="Source_20_Text"><text:span text:style-name="T17">"member"</text:span></text:span><text:span text:style-name="Source_20_Text"><text:span text:style-name="T15">));</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This line uses Predicates to filter</text:span></text:span></text:p>
                <text:p text:style-name="P6"><text:span text:style-name="Source_20_Text"><text:span text:style-name="T11">    </text:span></text:span><text:span text:style-name="Source_20_Text"><text:span text:style-name="T10">// out the list of users with the role "admin".</text:span></text:span></text:p>
                <text:p text:style-name="P6"><text:span text:style-name="Source_20_Text"><text:span text:style-name="T11">    </text:span></text:span><text:span text:style-name="Source_20_Text"><text:span text:style-name="T10">// List admins = process(users, (User u) -&gt; </text:span></text:span></text:p>
                <text:p text:style-name="P6"><text:span text:style-name="Source_20_Text"><text:span text:style-name="T11">    </text:span></text:span><text:span text:style-name="Source_20_Text"><text:span text:style-name="T10">// u.getRole().equals("admin"));</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Replacing it with the following line </text:span></text:span></text:p>
                <text:p text:style-name="P6"><text:span text:style-name="Source_20_Text"><text:span text:style-name="T11">    </text:span></text:span><text:span text:style-name="Source_20_Text"><text:span text:style-name="T10">// using Stream API and lambda functions </text:span></text:span></text:p>
                <text:p text:style-name="P6"><text:span text:style-name="Source_20_Text"><text:span text:style-name="T11">    </text:span></text:span><text:span text:style-name="Source_20_Text"><text:span text:style-name="T10">// produces the same output</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0">// the input to the filter() is a lambda </text:span></text:span></text:p>
                <text:p text:style-name="P6"><text:span text:style-name="Source_20_Text"><text:span text:style-name="T11">    </text:span></text:span><text:span text:style-name="Source_20_Text"><text:span text:style-name="T10">// expression that returns a predicate: a </text:span></text:span></text:p>
                <text:p text:style-name="P6"><text:span text:style-name="Source_20_Text"><text:span text:style-name="T11">    </text:span></text:span><text:span text:style-name="Source_20_Text"><text:span text:style-name="T10">// boolean value for each user encountered </text:span></text:span></text:p>
                <text:p text:style-name="P6"><text:span text:style-name="Source_20_Text"><text:span text:style-name="T11">    </text:span></text:span><text:span text:style-name="Source_20_Text"><text:span text:style-name="T10">// (true if admin, false otherwise)</text:span></text:span></text:p>
                <text:p text:style-name="P6"><text:span text:style-name="Source_20_Text"><text:span text:style-name="T11">    </text:span></text:span><text:span text:style-name="Source_20_Text"><text:span text:style-name="T15">List admins = users.stream()</text:span></text:span></text:p>
                <text:p text:style-name="P6"><text:span text:style-name="Source_20_Text"><text:span text:style-name="T11">    </text:span></text:span><text:span text:style-name="Source_20_Text"><text:span text:style-name="T15">.filter((user) -&gt; user.getRole().equals(</text:span></text:span><text:span text:style-name="Source_20_Text"><text:span text:style-name="T17">"admin"</text:span></text:span><text:span text:style-name="Source_20_Text"><text:span text:style-name="T15">))</text:span></text:span></text:p>
                <text:p text:style-name="P6"><text:soft-page-break/><text:span text:style-name="Source_20_Text"><text:span text:style-name="T11">    </text:span></text:span><text:span text:style-name="Source_20_Text"><text:span text:style-name="T15">.collect(Collectors.toList());</text:span></text:span></text:p>
                <text:p text:style-name="P6"><text:span text:style-name="Source_20_Text"><text:span text:style-name="T11">         </text:span></text:span><text:span text:style-name="T11"> </text:span></text:p>
                <text:p text:style-name="P6"><text:span text:style-name="Source_20_Text"><text:span text:style-name="T11">    </text:span></text:span><text:span text:style-name="Source_20_Text"><text:span text:style-name="T15">System.out.println(admins);</text:span></text:span></text:p>
                <text:p text:style-name="P6"><text:span text:style-name="Source_20_Text"><text:span text:style-name="T11">    </text:span></text:span><text:span text:style-name="Source_20_Text"><text:span text:style-name="T15">}</text:span></text:span></text:p>
                <text:p text:style-name="P6"><text:span text:style-name="Source_20_Text"><text:span text:style-name="T15">}</text:span></text:span></text:p>
              </table:table-cell>
            </table:table-row>
          </table:table>
          <text:p text:style-name="P19"/>
        </text:section>
      </text:section>
      <text:p text:style-name="P24"><text:span text:style-name="Strong_20_Emphasis"><text:span text:style-name="T8">Output:</text:span></text:span><text:span text:style-name="T8"> <text:line-break/> </text:span></text:p>
      <text:p text:style-name="P3">[User Name : John, Role :admi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ospace"/>
    <style:font-face style:name="Consolas1"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0:32:47.505000000</dc:date>
    <meta:editing-duration>PT2M4S</meta:editing-duration>
    <meta:editing-cycles>1</meta:editing-cycles>
    <meta:document-statistic meta:table-count="8" meta:image-count="0" meta:object-count="0" meta:page-count="11" meta:paragraph-count="298" meta:word-count="1272" meta:character-count="10055" meta:non-whitespace-character-count="7935"/>
    <meta:generator>LibreOffice/7.2.0.4$Windows_X86_64 LibreOffice_project/9a9c6381e3f7a62afc1329bd359cc48accb6435b</meta:generator>
  </office:meta>
</office:document-meta>
</file>